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595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69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style:writing-mode="lr-tb"/>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keep-together="auto"/>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1.25pt outset #000000" fo:border-right="none" fo:border-top="none" fo:border-bottom="1.5pt groove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1.25pt outset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color="#000000" style:font-name="Arial"/>
    </style:style>
    <style:style style:name="P3" style:family="paragraph" style:parent-style-name="Standard">
      <style:paragraph-properties fo:text-align="justify" style:justify-single-word="false"/>
      <style:text-properties fo:color="#000000"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use-window-font-color="true" style:font-name="Arial" fo:font-size="12pt" fo:font-weight="normal" style:font-size-asian="12pt" style:font-weight-asian="normal" style:font-size-complex="12pt" style:font-weight-complex="normal"/>
    </style:style>
    <style:style style:name="P6" style:family="paragraph" style:parent-style-name="Standard">
      <style:paragraph-properties fo:margin-top="0cm" fo:margin-bottom="0.353cm" loext:contextual-spacing="false"/>
    </style:style>
    <style:style style:name="P7" style:family="paragraph" style:parent-style-name="TA_20_Text_20_centré">
      <style:paragraph-properties fo:margin-top="0cm" fo:margin-bottom="0.353cm" loext:contextual-spacing="false"/>
    </style:style>
    <style:style style:name="P8" style:family="paragraph" style:parent-style-name="TA_20_Text_20_centré">
      <style:paragraph-properties fo:margin-top="0cm" fo:margin-bottom="0.353cm" loext:contextual-spacing="false" fo:text-align="center" style:justify-single-word="false"/>
    </style:style>
    <style:style style:name="P9" style:family="paragraph" style:parent-style-name="Standard">
      <style:paragraph-properties fo:margin-top="0cm" fo:margin-bottom="0cm" loext:contextual-spacing="false" fo:line-height="100%"/>
      <style:text-properties fo:color="#000000" style:font-name="Arial"/>
    </style:style>
    <style:style style:name="P10" style:family="paragraph" style:parent-style-name="Standard">
      <style:paragraph-properties fo:margin-top="0cm" fo:margin-bottom="0cm" loext:contextual-spacing="false" fo:line-height="100%" fo:text-align="start" style:justify-single-word="false"/>
      <style:text-properties fo:color="#000000" style:font-name="Arial"/>
    </style:style>
    <style:style style:name="P11" style:family="paragraph" style:parent-style-name="Standard">
      <style:paragraph-properties fo:margin-top="0cm" fo:margin-bottom="0cm" loext:contextual-spacing="false" fo:line-height="100%" fo:text-align="center" style:justify-single-word="false"/>
      <style:text-properties fo:color="#000000" style:font-name="Arial" fo:font-size="20pt" fo:font-weight="bold" style:font-size-asian="20pt" style:font-weight-asian="bold" style:font-size-complex="20pt" style:font-weight-complex="bold"/>
    </style:style>
    <style:style style:name="P12" style:family="paragraph" style:parent-style-name="Standard">
      <style:paragraph-properties fo:margin-top="0cm" fo:margin-bottom="0cm" loext:contextual-spacing="false" fo:line-height="100%"/>
      <style:text-properties fo:color="#000000" style:font-name="Arial" fo:font-size="16pt" fo:font-weight="normal" style:font-size-asian="16pt" style:language-asian="en" style:country-asian="US" style:font-weight-asian="normal" style:font-size-complex="16pt" style:language-complex="en" style:country-complex="US" style:font-weight-complex="normal"/>
    </style:style>
    <style:style style:name="P13" style:family="paragraph" style:parent-style-name="Standard">
      <style:paragraph-properties fo:margin-top="0cm" fo:margin-bottom="0cm" loext:contextual-spacing="false" fo:line-height="100%" fo:text-align="center" style:justify-single-word="false"/>
      <style:text-properties fo:color="#000000" style:font-name="Arial" fo:language="fr" fo:country="FR"/>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style:style>
    <style:style style:name="P16" style:family="paragraph" style:parent-style-name="Standard">
      <style:paragraph-properties fo:margin-top="0cm" fo:margin-bottom="0cm" loext:contextual-spacing="false" fo:line-height="100%"/>
      <style:text-properties officeooo:paragraph-rsid="00152096"/>
    </style:style>
    <style:style style:name="P17" style:family="paragraph" style:parent-style-name="Standard">
      <style:paragraph-properties fo:margin-top="0cm" fo:margin-bottom="0cm" loext:contextual-spacing="false" fo:line-height="100%"/>
      <style:text-properties style:text-underline-style="solid" style:text-underline-type="double" style:text-underline-width="auto" style:text-underline-color="font-color"/>
    </style:style>
    <style:style style:name="P18" style:family="paragraph" style:parent-style-name="TA_20_Titre">
      <style:paragraph-properties fo:margin-top="0cm" fo:margin-bottom="0cm" loext:contextual-spacing="false" fo:line-height="100%" fo:text-align="center" style:justify-single-word="false"/>
      <style:text-properties fo:color="#000000" style:font-name="Arial" fo:font-size="20pt" fo:font-weight="bold" style:font-size-asian="20pt" style:font-weight-asian="bold" style:font-size-complex="20pt" style:font-weight-complex="bold"/>
    </style:style>
    <style:style style:name="P19" style:family="paragraph" style:parent-style-name="TA_20_Titre">
      <style:paragraph-properties fo:margin-top="0cm" fo:margin-bottom="0cm" loext:contextual-spacing="false" fo:line-height="100%" fo:text-align="center" style:justify-single-word="false"/>
      <style:text-properties fo:color="#000000" style:font-name="Arial" fo:font-size="24pt" fo:font-weight="bold" style:font-size-asian="24pt" style:font-weight-asian="bold" style:font-size-complex="24pt" style:font-weight-complex="bold"/>
    </style:style>
    <style:style style:name="P20" style:family="paragraph" style:parent-style-name="TA_20_Element_20_Clair_20_centré">
      <style:paragraph-properties fo:margin-top="0cm" fo:margin-bottom="0cm" loext:contextual-spacing="false" fo:line-height="100%"/>
    </style:style>
    <style:style style:name="P21" style:family="paragraph" style:parent-style-name="Contents_20_1">
      <style:paragraph-properties>
        <style:tab-stops>
          <style:tab-stop style:position="16.574cm" style:type="right" style:leader-style="dotted" style:leader-text="."/>
        </style:tab-stops>
      </style:paragraph-properties>
    </style:style>
    <style:style style:name="P22" style:family="paragraph" style:parent-style-name="Contents_20_2">
      <style:paragraph-properties>
        <style:tab-stops>
          <style:tab-stop style:position="16.574cm" style:type="right" style:leader-style="dotted" style:leader-text="."/>
        </style:tab-stops>
      </style:paragraph-properties>
    </style:style>
    <style:style style:name="P23" style:family="paragraph" style:parent-style-name="Contents_20_3">
      <style:paragraph-properties>
        <style:tab-stops>
          <style:tab-stop style:position="16.574cm" style:type="right" style:leader-style="dotted" style:leader-text="."/>
        </style:tab-stops>
      </style:paragraph-properties>
    </style:style>
    <style:style style:name="P24" style:family="paragraph" style:parent-style-name="Standard" style:master-page-name="Standard">
      <style:paragraph-properties fo:margin-top="0cm" fo:margin-bottom="0cm" loext:contextual-spacing="false" fo:line-height="100%" style:page-number="auto"/>
      <style:text-properties fo:color="#000000" style:font-name="Arial"/>
    </style:style>
    <style:style style:name="P25" style:family="paragraph" style:parent-style-name="Standard" style:list-style-name="WWNum2"/>
    <style:style style:name="P26" style:family="paragraph" style:parent-style-name="Standard" style:list-style-name="WWNum2">
      <style:text-properties style:use-window-font-color="true" style:font-name="Arial" fo:font-size="16pt" fo:font-weight="bold" style:font-size-asian="16pt" style:font-weight-asian="bold" style:font-size-complex="16pt" style:font-weight-complex="bold"/>
    </style:style>
    <style:style style:name="P27" style:family="paragraph" style:parent-style-name="Standard" style:list-style-name="WWNum2">
      <style:text-properties style:use-window-font-color="true" style:font-name="Arial"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list-style-name="WWNum2">
      <style:text-properties style:use-window-font-color="true" style:font-name="Arial" fo:font-size="12pt" fo:font-weight="bold" style:font-size-asian="12pt" style:font-weight-asian="bold" style:font-size-complex="12pt" style:font-weight-complex="bold"/>
    </style:style>
    <style:style style:name="P29" style:family="paragraph" style:parent-style-name="Standard">
      <style:paragraph-properties fo:text-align="justify" style:justify-single-word="false"/>
    </style:style>
    <style:style style:name="P30" style:family="paragraph">
      <style:paragraph-properties fo:text-align="start"/>
    </style:style>
    <style:style style:name="T1" style:family="text">
      <style:text-properties fo:color="#000000" style:font-name="Arial"/>
    </style:style>
    <style:style style:name="T2" style:family="text">
      <style:text-properties fo:color="#000000" style:font-name="Arial" fo:font-size="11pt" fo:font-weight="bold" style:font-size-asian="11pt" style:font-weight-asian="bold" style:font-size-complex="11pt" style:font-weight-complex="bold"/>
    </style:style>
    <style:style style:name="T3" style:family="text">
      <style:text-properties fo:color="#000000" style:font-name="Arial" fo:font-size="11pt" fo:font-weight="bold" style:font-size-asian="11pt" style:font-weight-asian="bold" style:font-weight-complex="bold"/>
    </style:style>
    <style:style style:name="T4" style:family="text">
      <style:text-properties fo:color="#000000" style:font-name="Arial" fo:font-size="11pt" fo:font-weight="normal" style:font-size-asian="11pt" style:font-weight-asian="normal"/>
    </style:style>
    <style:style style:name="T5" style:family="text">
      <style:text-properties fo:color="#000000" style:font-name="Arial" fo:font-size="11pt" fo:font-weight="normal" style:font-size-asian="11pt" style:font-weight-asian="normal" style:font-size-complex="11pt" style:font-weight-complex="normal"/>
    </style:style>
    <style:style style:name="T6" style:family="text">
      <style:text-properties fo:color="#000000" style:font-name="Arial" fo:font-size="11pt" fo:font-weight="normal" officeooo:rsid="00156e49" style:font-size-asian="11pt" style:font-weight-asian="normal" style:font-size-complex="11pt" style:font-weight-complex="normal"/>
    </style:style>
    <style:style style:name="T7" style:family="text">
      <style:text-properties fo:color="#000000" style:font-name="Arial" fo:font-size="11pt" style:font-size-asian="11pt" style:font-size-complex="11pt"/>
    </style:style>
    <style:style style:name="T8" style:family="text">
      <style:text-properties fo:color="#000000" style:font-name="Arial" fo:font-weight="bold" style:font-weight-asian="bold" style:font-weight-complex="bold"/>
    </style:style>
    <style:style style:name="T9" style:family="text">
      <style:text-properties fo:color="#000000" style:font-name="Arial" fo:language="fr" fo:country="FR"/>
    </style:style>
    <style:style style:name="T10" style:family="text">
      <style:text-properties fo:color="#000000" style:font-name="Arial" style:language-complex="en" style:country-complex="US"/>
    </style:style>
    <style:style style:name="T11" style:family="text">
      <style:text-properties fo:color="#000000" style:font-name="Arial" style:language-complex="en" style:country-complex="US" text:display="true"/>
    </style:style>
    <style:style style:name="T12" style:family="text">
      <style:text-properties fo:color="#000000" style:font-name="Arial" text:display="true"/>
    </style:style>
    <style:style style:name="T13" style:family="text">
      <style:text-properties fo:color="#000000" style:font-name="Arial1" fo:font-size="11pt" fo:font-weight="normal" officeooo:rsid="004ca611" style:font-size-asian="11pt" style:font-weight-asian="normal" style:font-size-complex="11pt" style:font-weight-complex="normal"/>
    </style:style>
    <style:style style:name="T14" style:family="text">
      <style:text-properties fo:color="#000000" style:font-name="Arial1" fo:font-size="11pt" fo:font-weight="normal" officeooo:rsid="002c5879" style:font-size-asian="11pt" style:font-weight-asian="normal" style:font-size-complex="11pt" style:font-weight-complex="normal"/>
    </style:style>
    <style:style style:name="T15" style:family="text">
      <style:text-properties style:use-window-font-color="true" style:font-name="Arial" fo:font-size="20pt" fo:font-weight="bold" style:font-size-asian="20pt" style:font-weight-asian="bold" style:font-size-complex="20pt" style:font-weight-complex="bold"/>
    </style:style>
    <style:style style:name="T16" style:family="text">
      <style:text-properties style:use-window-font-color="true" style:font-name="Arial" fo:font-size="16pt" fo:font-weight="bold" style:font-size-asian="16pt" style:font-weight-asian="bold" style:font-size-complex="16pt" style:font-weight-complex="bold"/>
    </style:style>
    <style:style style:name="T17" style:family="text">
      <style:text-properties style:use-window-font-color="true" style:font-name="Arial" fo:font-size="12pt" fo:font-weight="normal" style:font-size-asian="12pt" style:font-weight-asian="normal" style:font-size-complex="12pt" style:font-weight-complex="normal"/>
    </style:style>
    <style:style style:name="T18" style:family="text">
      <style:text-properties style:use-window-font-color="true" style:font-name="Arial" fo:font-size="12pt" fo:font-weight="bold" style:font-size-asian="12pt" style:font-weight-asian="bold" style:font-size-complex="12pt" style:font-weight-complex="bold"/>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19-10-10"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14"><text:span text:style-name="TA_20_Style_20_foncé"><text:span text:style-name="T2">Auteur</text:span></text:span></text:p>
            <text:p text:style-name="P14"><text:span text:style-name="TA_20_Element_20_clair_20_marqué"><text:span text:style-name="T5">Thomas COGGIA</text:span></text:span><text:span text:style-name="TA_20_Element_20_clair_20_marqué"><text:span text:style-name="T7"> <text:s text:c="19"/></text:span></text:span></text:p>
          </table:table-cell>
          <table:table-cell table:style-name="Tableau1.B1" office:value-type="string">
            <text:p text:style-name="P14"><draw:control text:anchor-type="as-char" draw:z-index="12" draw:style-name="gr1" draw:text-style-name="P30" svg:width="2.345cm" svg:height="0.526cm" draw:control="control1"/></text:p>
          </table:table-cell>
        </table:table-row>
        <table:table-row table:style-name="Tableau1.2">
          <table:table-cell table:style-name="Tableau1.A2" office:value-type="string">
            <text:p text:style-name="P14"><text:span text:style-name="TA_20_Style_20_foncé"><text:span text:style-name="T2">Equipe</text:span></text:span></text:p>
            <text:p text:style-name="P14"><text:span text:style-name="TA_20_Style_20_clair"><text:span text:style-name="T7">Saad CHIADMI, Thomas COGGIA</text:span></text:span></text:p>
          </table:table-cell>
          <table:table-cell table:style-name="Tableau1.B2" table:number-rows-spanned="2" office:value-type="string">
            <text:p text:style-name="P10"><text:span text:style-name="TA_20_Style_20_foncé"/></text:p>
            <text:p text:style-name="P15"><text:span text:style-name="TA_20_Style_20_foncé"><text:span text:style-name="T8">Statut</text:span></text:span></text:p>
            <text:p text:style-name="P15"><text:span text:style-name="TA_20_Style_20_clair"><text:span text:style-name="T1">En cours</text:span></text:span></text:p>
            <text:p text:style-name="P15"><text:span text:style-name="TA_20_Element_20_clair_20_marqué"><text:span text:style-name="T1"><text:s text:c="4"/></text:span></text:span></text:p>
          </table:table-cell>
        </table:table-row>
        <table:table-row table:style-name="Tableau1.1">
          <table:table-cell table:style-name="Tableau1.A2" office:value-type="string">
            <text:p text:style-name="P14"><text:span text:style-name="TA_20_Style_20_clair"><text:span text:style-name="T2">Destinaire(s)</text:span></text:span></text:p>
            <text:p text:style-name="P14"><text:span text:style-name="TA_20_Style_20_clair"><text:span text:style-name="T5">K</text:span></text:span><text:span text:style-name="TA_20_Style_20_clair"><text:span text:style-name="T6">e</text:span></text:span><text:span text:style-name="TA_20_Style_20_clair"><text:span text:style-name="T5">vin MENANT, Charaf LACHACHI</text:span></text:span></text:p>
          </table:table-cell>
          <table:covered-table-cell/>
        </table:table-row>
        <table:table-row table:style-name="Tableau1.1">
          <table:table-cell table:style-name="Tableau1.A2" office:value-type="string">
            <text:p text:style-name="P14"><text:span text:style-name="TA_20_Style_20_foncé"><text:span text:style-name="T2">Chemin</text:span></text:span></text:p>
            <text:p text:style-name="P16"><text:span text:style-name="TA_20_Style_20_clair"><text:span text:style-name="T13">Babyfoot</text:span></text:span><text:span text:style-name="TA_20_Style_20_clair"><text:span text:style-name="T14">/TAPS</text:span></text:span><text:span text:style-name="TA_20_Style_20_clair"><text:span text:style-name="T5">/STBE</text:span></text:span></text:p>
          </table:table-cell>
          <table:table-cell table:style-name="Tableau1.B2" office:value-type="string">
            <text:p text:style-name="P14"><text:span text:style-name="TA_20_Style_20_foncé"><text:span text:style-name="T1">Page(s)</text:span></text:span><text:span text:style-name="TA_20_Element_20_clair_20_marqué"><text:span text:style-name="T1"> : </text:span></text:span>6<field:fieldmark-start text:name="Bookmark1" field:type="SECTIONPAGES  \* Arabic  \* MERGEFORMAT"/><field:fieldmark-end/></text:p>
          </table:table-cell>
        </table:table-row>
      </table:table>
      <text:p text:style-name="P18"/>
      <text:p text:style-name="P19">Gestion de tournois de babyfoot</text:p>
      <text:p text:style-name="P11"/>
      <text:p text:style-name="P11">STBE</text:p>
      <text:p text:style-name="P2"/>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0"><text:span text:style-name="TA_20_Element_20_clair_20_marqué"><text:span text:style-name="T8">Version</text:span></text:span></text:p>
          </table:table-cell>
          <table:table-cell table:style-name="Tableau2.B1" office:value-type="string">
            <text:p text:style-name="P20"><text:span text:style-name="TA_20_Element_20_clair_20_marqué"><text:span text:style-name="T8">Date</text:span></text:span></text:p>
          </table:table-cell>
          <table:table-cell table:style-name="Tableau2.B1" office:value-type="string">
            <text:p text:style-name="P20"><text:span text:style-name="TA_20_Element_20_clair_20_marqué"><text:span text:style-name="T8">Modifications</text:span></text:span></text:p>
          </table:table-cell>
          <table:table-cell table:style-name="Tableau2.D1" office:value-type="string">
            <text:p text:style-name="P20"><text:span text:style-name="TA_20_Element_20_clair_20_marqué"><text:span text:style-name="T8">Rédacteur(s)</text:span></text:span></text:p>
          </table:table-cell>
        </table:table-row>
        <table:table-row table:style-name="Tableau2.2">
          <table:table-cell table:style-name="Tableau2.A2" office:value-type="string">
            <text:p text:style-name="P7"><text:span text:style-name="TA_20_Element_20_clair_20_marqué"><text:span text:style-name="T3">1.1</text:span></text:span></text:p>
          </table:table-cell>
          <table:table-cell table:style-name="Tableau2.B2" office:value-type="string">
            <text:p text:style-name="P7"><text:span text:style-name="TA_20_Element_20_clair_20_marqué"><text:span text:style-name="T4">10/10/2019</text:span></text:span></text:p>
          </table:table-cell>
          <table:table-cell table:style-name="Tableau2.B2" office:value-type="string">
            <text:p text:style-name="P7"><text:span text:style-name="TA_20_Element_20_clair_20_marqué"><text:span text:style-name="T4">Rédaction partie 1</text:span></text:span></text:p>
          </table:table-cell>
          <table:table-cell table:style-name="Tableau2.D2" office:value-type="string">
            <text:p text:style-name="P8"><text:span text:style-name="TA_20_Element_20_clair_20_marqué"><text:span text:style-name="T4">Thomas COGGIA</text:span></text:span></text:p>
          </table:table-cell>
        </table:table-row>
      </table:table>
      <text:p text:style-name="P2"/>
      <text:p text:style-name="P2"/>
      <text:p text:style-name="P2"/>
      <text:p text:style-name="P2"><text:bookmark text:name="__DdeLink__2523_2071587061"/></text:p>
      <text:p text:style-name="P9"><text:span text:style-name="TA_20_Titre_20_doc"/></text:p>
      <text:p text:style-name="P9"><text:span text:style-name="TA_20_Titre_20_doc"/></text:p>
      <text:p text:style-name="P12"><text:span text:style-name="TA_20_Titre_20_doc"/></text:p>
      <text:p text:style-name="P17"><text:span text:style-name="TA_20_Titre_20_doc"/></text:p>
      <text:p text:style-name="P12"><text:span text:style-name="TA_20_Titre_20_doc"/></text:p>
      <text:p text:style-name="P12"><text:span text:style-name="TA_20_Titre_20_doc"/></text:p>
      <text:p text:style-name="P12"><text:span text:style-name="TA_20_Titre_20_doc"/></text:p>
      <text:p text:style-name="P12"><text:span text:style-name="TA_20_Titre_20_doc"/></text:p>
      <text:p text:style-name="P12"><text:span text:style-name="TA_20_Titre_20_doc"/></text:p>
      <text:p text:style-name="P12"><text:span text:style-name="TA_20_Titre_20_doc"/></text:p>
      <text:p text:style-name="P12"><text:span text:style-name="TA_20_Titre_20_doc"/></text:p>
      <text:p text:style-name="P12"><text:span text:style-name="TA_20_Titre_20_doc"/></text:p>
      <text:table-of-content text:style-name="Sect1" text:protected="true" text:name="Table des matières1">
        <text:table-of-content-source text:outline-level="3" text:use-index-marks="false">
          <text:index-title-template text:style-name="Contents_20_Heading">Table des matières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5"><text:soft-page-break/><text:span text:style-name="TA_20_Titre_20_1_20_Car"><text:span text:style-name="T1">Table des </text:span></text:span><text:span text:style-name="TA_20_Titre_20_1_20_Car"><text:span text:style-name="T9">matières</text:span></text:span></text:p>
            <text:p text:style-name="P13"><text:span text:style-name="TA_20_Titre_20_1_20_Car"/></text:p>
          </text:index-title>
          <text:p text:style-name="P21"><text:span text:style-name="T11">1</text:span><text:a xlink:type="simple" xlink:href="#_Toc247179219" text:style-name="Index_20_Link" text:visited-style-name="Index_20_Link"><text:span text:style-name="T11">.</text:span></text:a><text:a xlink:type="simple" xlink:href="#_Toc247179219" text:style-name="Index_20_Link" text:visited-style-name="Index_20_Link"><text:span text:style-name="T10"> Définition de l’application demandée</text:span></text:a><text:a xlink:type="simple" xlink:href="#_Toc247179219" text:style-name="Index_20_Link" text:visited-style-name="Index_20_Link"><text:span text:style-name="T12"><text:tab/>3</text:span></text:a></text:p>
          <text:p text:style-name="P22"><text:a xlink:type="simple" xlink:href="#_Toc247179216" text:style-name="Index_20_Link" text:visited-style-name="Index_20_Link"><text:span text:style-name="T11">1.1. Contexte de l’organisation existante</text:span></text:a><text:a xlink:type="simple" xlink:href="#_Toc247179216" text:style-name="Index_20_Link" text:visited-style-name="Index_20_Link"><text:span text:style-name="T12"><text:tab/>3</text:span></text:a></text:p>
          <text:p text:style-name="P22"><text:a xlink:type="simple" xlink:href="#_Toc247179215" text:style-name="Index_20_Link" text:visited-style-name="Index_20_Link"><text:span text:style-name="T11">1.2. Objectifs</text:span></text:a><text:a xlink:type="simple" xlink:href="#_Toc247179215" text:style-name="Index_20_Link" text:visited-style-name="Index_20_Link"><text:span text:style-name="T12"><text:tab/>3</text:span></text:a></text:p>
          <text:p text:style-name="P22"><text:a xlink:type="simple" xlink:href="#_Toc247179217" text:style-name="Index_20_Link" text:visited-style-name="Index_20_Link"><text:span text:style-name="T11">1.3. Périmètre du système</text:span></text:a><text:a xlink:type="simple" xlink:href="#_Toc247179217" text:style-name="Index_20_Link" text:visited-style-name="Index_20_Link"><text:span text:style-name="T12"><text:tab/>3</text:span></text:a></text:p>
          <text:p text:style-name="P22"><text:a xlink:type="simple" xlink:href="#_Toc247179218" text:style-name="Index_20_Link" text:visited-style-name="Index_20_Link"><text:span text:style-name="T11">1.4. Interactions entre le système à réaliser et l’organisation existante</text:span></text:a><text:a xlink:type="simple" xlink:href="#_Toc247179218" text:style-name="Index_20_Link" text:visited-style-name="Index_20_Link"><text:span text:style-name="T12"><text:tab/>3</text:span></text:a></text:p>
          <text:p text:style-name="P21"><text:a xlink:type="simple" xlink:href="#_Toc247179219" text:style-name="Index_20_Link" text:visited-style-name="Index_20_Link"><text:span text:style-name="T11">2.</text:span></text:a><text:a xlink:type="simple" xlink:href="#_Toc247179219" text:style-name="Index_20_Link" text:visited-style-name="Index_20_Link"><text:span text:style-name="T11"> Définition du système à réaliser</text:span></text:a><text:a xlink:type="simple" xlink:href="#_Toc247179219" text:style-name="Index_20_Link" text:visited-style-name="Index_20_Link"><text:span text:style-name="T12"><text:tab/>3</text:span></text:a></text:p>
          <text:p text:style-name="P22"><text:a xlink:type="simple" xlink:href="#_Toc247179220" text:style-name="Index_20_Link" text:visited-style-name="Index_20_Link"><text:span text:style-name="T11">2.1. Architecture fonctionnelle du système</text:span></text:a><text:a xlink:type="simple" xlink:href="#_Toc247179220" text:style-name="Index_20_Link" text:visited-style-name="Index_20_Link"><text:span text:style-name="T12"><text:tab/>3</text:span></text:a></text:p>
          <text:p text:style-name="P22"><text:a xlink:type="simple" xlink:href="#_Toc247179221" text:style-name="Index_20_Link" text:visited-style-name="Index_20_Link"><text:span text:style-name="T11">2.2. Sous systèmes</text:span></text:a><text:a xlink:type="simple" xlink:href="#_Toc247179221" text:style-name="Index_20_Link" text:visited-style-name="Index_20_Link"><text:span text:style-name="T12"><text:tab/>3</text:span></text:a></text:p>
          <text:p text:style-name="P22"><text:a xlink:type="simple" xlink:href="#_Toc247179222" text:style-name="Index_20_Link" text:visited-style-name="Index_20_Link"><text:span text:style-name="T11">2.3. Interactions entre cas d’utilisations</text:span></text:a><text:a xlink:type="simple" xlink:href="#_Toc247179222" text:style-name="Index_20_Link" text:visited-style-name="Index_20_Link"><text:span text:style-name="T12"><text:tab/>3</text:span></text:a></text:p>
          <text:p text:style-name="P21"><text:a xlink:type="simple" xlink:href="#_Toc247179223" text:style-name="Index_20_Link" text:visited-style-name="Index_20_Link"><text:span text:style-name="T11">3.</text:span></text:a><text:a xlink:type="simple" xlink:href="#_Toc247179223" text:style-name="Index_20_Link" text:visited-style-name="Index_20_Link"><text:span text:style-name="T10"> Gestion des Contraintes</text:span></text:a><text:a xlink:type="simple" xlink:href="#_Toc247179223" text:style-name="Index_20_Link" text:visited-style-name="Index_20_Link"><text:span text:style-name="T12"><text:tab/>4</text:span></text:a></text:p>
          <text:p text:style-name="P22"><text:a xlink:type="simple" xlink:href="#_Toc247179224" text:style-name="Index_20_Link" text:visited-style-name="Index_20_Link"><text:span text:style-name="T11">3.1. Les types de contraintes</text:span></text:a><text:a xlink:type="simple" xlink:href="#_Toc247179224" text:style-name="Index_20_Link" text:visited-style-name="Index_20_Link"><text:span text:style-name="T12"><text:tab/>4</text:span></text:a></text:p>
          <text:p text:style-name="P23"><text:a xlink:type="simple" xlink:href="#_Toc247179225" text:style-name="Index_20_Link" text:visited-style-name="Index_20_Link"><text:span text:style-name="T11">3.1.1. Fonctionnelles</text:span></text:a><text:a xlink:type="simple" xlink:href="#_Toc247179225" text:style-name="Index_20_Link" text:visited-style-name="Index_20_Link"><text:span text:style-name="T12"><text:tab/>4</text:span></text:a></text:p>
          <text:p text:style-name="P23"><text:a xlink:type="simple" xlink:href="#_Toc247179226" text:style-name="Index_20_Link" text:visited-style-name="Index_20_Link"><text:span text:style-name="T11">3.1.2. Performances et Planning</text:span></text:a><text:a xlink:type="simple" xlink:href="#_Toc247179226" text:style-name="Index_20_Link" text:visited-style-name="Index_20_Link"><text:span text:style-name="T12"><text:tab/>4</text:span></text:a></text:p>
          <text:p text:style-name="P23"><text:a xlink:type="simple" xlink:href="#_Toc247179227" text:style-name="Index_20_Link" text:visited-style-name="Index_20_Link"><text:span text:style-name="T11">3.1.3. Ressources</text:span></text:a><text:a xlink:type="simple" xlink:href="#_Toc247179227" text:style-name="Index_20_Link" text:visited-style-name="Index_20_Link"><text:span text:style-name="T12"><text:tab/>4</text:span></text:a></text:p>
          <text:p text:style-name="P23"><text:a xlink:type="simple" xlink:href="#_Toc247179228" text:style-name="Index_20_Link" text:visited-style-name="Index_20_Link"><text:span text:style-name="T11">3.1.4. Techniques</text:span></text:a><text:a xlink:type="simple" xlink:href="#_Toc247179228" text:style-name="Index_20_Link" text:visited-style-name="Index_20_Link"><text:span text:style-name="T12"><text:tab/>4</text:span></text:a></text:p>
          <text:p text:style-name="P23"><text:a xlink:type="simple" xlink:href="#_Toc247179229" text:style-name="Index_20_Link" text:visited-style-name="Index_20_Link"><text:span text:style-name="T11">3.1.5. Procédure de mise en exploitation du nouveau système</text:span></text:a><text:a xlink:type="simple" xlink:href="#_Toc247179229" text:style-name="Index_20_Link" text:visited-style-name="Index_20_Link"><text:span text:style-name="T12"><text:tab/>4</text:span></text:a></text:p>
          <text:p text:style-name="P22"><text:a xlink:type="simple" xlink:href="#_Toc247179230" text:style-name="Index_20_Link" text:visited-style-name="Index_20_Link"><text:span text:style-name="T11">3.2. Analyse des risques</text:span></text:a><text:a xlink:type="simple" xlink:href="#_Toc247179230" text:style-name="Index_20_Link" text:visited-style-name="Index_20_Link"><text:span text:style-name="T12"><text:tab/>4</text:span></text:a></text:p>
          <text:p text:style-name="P23"><text:a xlink:type="simple" xlink:href="#_Toc247179231" text:style-name="Index_20_Link" text:visited-style-name="Index_20_Link"><text:span text:style-name="T11">3.2.1. Risques liés aux contraintes fonctionnelles</text:span></text:a><text:a xlink:type="simple" xlink:href="#_Toc247179231" text:style-name="Index_20_Link" text:visited-style-name="Index_20_Link"><text:span text:style-name="T12"><text:tab/>4</text:span></text:a></text:p>
          <text:p text:style-name="P23"><text:a xlink:type="simple" xlink:href="#_Toc247179232" text:style-name="Index_20_Link" text:visited-style-name="Index_20_Link"><text:span text:style-name="T11">3.2.2. Risques liés aux performances</text:span></text:a><text:a xlink:type="simple" xlink:href="#_Toc247179232" text:style-name="Index_20_Link" text:visited-style-name="Index_20_Link"><text:span text:style-name="T12"><text:tab/>5</text:span></text:a></text:p>
          <text:p text:style-name="P23"><text:a xlink:type="simple" xlink:href="#_Toc247179233" text:style-name="Index_20_Link" text:visited-style-name="Index_20_Link"><text:span text:style-name="T11">3.2.3. Risques liés aux ressources</text:span></text:a><text:a xlink:type="simple" xlink:href="#_Toc247179233" text:style-name="Index_20_Link" text:visited-style-name="Index_20_Link"><text:span text:style-name="T12"><text:tab/>5</text:span></text:a></text:p>
          <text:p text:style-name="P23"><text:a xlink:type="simple" xlink:href="#_Toc247179234" text:style-name="Index_20_Link" text:visited-style-name="Index_20_Link"><text:span text:style-name="T11">3.2.4. Risques liés aux contraintes techniques</text:span></text:a><text:a xlink:type="simple" xlink:href="#_Toc247179234" text:style-name="Index_20_Link" text:visited-style-name="Index_20_Link"><text:span text:style-name="T12"><text:tab/>5</text:span></text:a></text:p>
          <text:p text:style-name="P23"><text:a xlink:type="simple" xlink:href="#_Toc247179235" text:style-name="Index_20_Link" text:visited-style-name="Index_20_Link"><text:span text:style-name="T11">3.2.5. Risques liés aux procédures</text:span></text:a><text:a xlink:type="simple" xlink:href="#_Toc247179235" text:style-name="Index_20_Link" text:visited-style-name="Index_20_Link"><text:span text:style-name="T12"><text:tab/>5</text:span></text:a></text:p>
          <text:p text:style-name="P22"><text:a xlink:type="simple" xlink:href="#_Toc247179236" text:style-name="Index_20_Link" text:visited-style-name="Index_20_Link"><text:span text:style-name="T11">3.3. Prototypage</text:span></text:a><text:a xlink:type="simple" xlink:href="#_Toc247179236" text:style-name="Index_20_Link" text:visited-style-name="Index_20_Link"><text:span text:style-name="T12"><text:tab/>5</text:span></text:a></text:p>
          <text:p text:style-name="P21"><text:a xlink:type="simple" xlink:href="#_Toc247179237" text:style-name="Index_20_Link" text:visited-style-name="Index_20_Link"><text:span text:style-name="T11">4.</text:span></text:a><text:a xlink:type="simple" xlink:href="#_Toc247179237" text:style-name="Index_20_Link" text:visited-style-name="Index_20_Link"><text:span text:style-name="T10"> Planification</text:span></text:a><text:a xlink:type="simple" xlink:href="#_Toc247179237" text:style-name="Index_20_Link" text:visited-style-name="Index_20_Link"><text:span text:style-name="T12"><text:tab/>5</text:span></text:a></text:p>
          <text:p text:style-name="P22"><text:a xlink:type="simple" xlink:href="#_Toc247179238" text:style-name="Index_20_Link" text:visited-style-name="Index_20_Link"><text:span text:style-name="T11">4.1. WBS (Work Breakdown Structure)</text:span></text:a><text:a xlink:type="simple" xlink:href="#_Toc247179238" text:style-name="Index_20_Link" text:visited-style-name="Index_20_Link"><text:span text:style-name="T12"><text:tab/>5</text:span></text:a></text:p>
          <text:p text:style-name="P22"><text:a xlink:type="simple" xlink:href="#_Toc247179239" text:style-name="Index_20_Link" text:visited-style-name="Index_20_Link"><text:span text:style-name="T11">4.2. PERT</text:span></text:a><text:a xlink:type="simple" xlink:href="#_Toc247179239" text:style-name="Index_20_Link" text:visited-style-name="Index_20_Link"><text:span text:style-name="T12"><text:tab/>5</text:span></text:a></text:p>
          <text:p text:style-name="P22"><text:a xlink:type="simple" xlink:href="#_Toc247179240" text:style-name="Index_20_Link" text:visited-style-name="Index_20_Link"><text:span text:style-name="T11">4.3. GANTT</text:span></text:a><text:a xlink:type="simple" xlink:href="#_Toc247179240" text:style-name="Index_20_Link" text:visited-style-name="Index_20_Link"><text:span text:style-name="T12"><text:tab/>5</text:span></text:a></text:p>
          <text:p text:style-name="P21"><text:a xlink:type="simple" xlink:href="#_Toc247179241" text:style-name="Index_20_Link" text:visited-style-name="Index_20_Link"><text:span text:style-name="T11">5.</text:span></text:a><text:a xlink:type="simple" xlink:href="#_Toc247179241" text:style-name="Index_20_Link" text:visited-style-name="Index_20_Link"><text:span text:style-name="T10"> Annexes</text:span></text:a><text:a xlink:type="simple" xlink:href="#_Toc247179241" text:style-name="Index_20_Link" text:visited-style-name="Index_20_Link"><text:span text:style-name="T12"><text:tab/>6</text:span></text:a></text:p>
          <text:p text:style-name="P22"><text:a xlink:type="simple" xlink:href="#_Toc247179242" text:style-name="Index_20_Link" text:visited-style-name="Index_20_Link"><text:span text:style-name="T11">5.1. Lexique</text:span></text:a><text:a xlink:type="simple" xlink:href="#_Toc247179242" text:style-name="Index_20_Link" text:visited-style-name="Index_20_Link"><text:span text:style-name="T12"><text:tab/>6</text:span></text:a></text:p>
          <text:p text:style-name="P22"><text:a xlink:type="simple" xlink:href="#_Toc247179243" text:style-name="Index_20_Link" text:visited-style-name="Index_20_Link"><text:span text:style-name="T11">5.2. Bibliographie</text:span></text:a><text:a xlink:type="simple" xlink:href="#_Toc247179243" text:style-name="Index_20_Link" text:visited-style-name="Index_20_Link"><text:span text:style-name="T12"><text:tab/>6</text:span></text:a></text:p>
        </text:index-body>
      </text:table-of-content>
      <text:p text:style-name="Standard"/>
      <text:list xml:id="list4081231843" text:style-name="WWNum2">
        <text:list-item>
          <text:p text:style-name="P25"><text:soft-page-break/><text:alphabetical-index-mark text:string-value=" " text:key1="Définition: "/><text:bookmark-start text:name="_Toc247179214"/><text:span text:style-name="TA_20_Titre_20_doc"><text:span text:style-name="T15">Définition de l’application demandée</text:span></text:span><text:bookmark-end text:name="_Toc247179214"/></text:p>
          <text:list>
            <text:list-item>
              <text:p text:style-name="P26"><text:bookmark-start text:name="_Toc245788809"/><text:bookmark-start text:name="_Toc246758684"/><text:bookmark-start text:name="_Toc247179215"/>Contexte de l’organisation existante<text:bookmark-end text:name="_Toc245788809"/><text:bookmark-end text:name="_Toc246758684"/><text:bookmark-end text:name="_Toc247179215"/></text:p>
            </text:list-item>
          </text:list>
        </text:list-item>
      </text:list>
      <text:p text:style-name="P5">Pendant les pauses, les collaborateurs d’Expertime organisent des tournois de babyfoot dans les locaux situés à Paris.</text:p>
      <text:p text:style-name="P5">Ces tournois peuvent durer plusieurs jours (par pauses sucessives), et sont actuellement gérés à l’aide de fichiers excel remplis à la main.</text:p>
      <text:list xml:id="list194930243629436" text:continue-numbering="true" text:style-name="WWNum2">
        <text:list-item>
          <text:list>
            <text:list-item>
              <text:p text:style-name="P26">Objectifs<text:bookmark text:name="_Toc247179216"/></text:p>
            </text:list-item>
          </text:list>
        </text:list-item>
      </text:list>
      <text:p text:style-name="P5">Le projet a pour objectif de remplacer cette utilisation par une application intuitive et simple d’utilisation directement disponible depuis leur mobiles, et qui doit aussi pouvoir être utilisé en mode déconnecté. Ce type d’application correspond aux propriétés d’une « Progressive Web App ».</text:p>
      <text:p text:style-name="P5">Cette application permettra alors de gérer l’avancement d’un tournoi match après match, point après point, et de générer des tournois automatiquement (équipes, matchs de poules, arbre final), en tenant compte de l’historique des matchs et des scores des joueurs.</text:p>
      <text:p text:style-name="P4"><text:span text:style-name="T17">L’application pourra aussi, au bon vouloir de l’entreprise, être commercialisé et/ou étendu à d’autres sites.</text:span><text:bookmark-start text:name="_Toc246758688"/><text:bookmark-start text:name="_Toc245788812"/></text:p>
      <text:list xml:id="list194929749426883" text:continue-numbering="true" text:style-name="WWNum2">
        <text:list-item>
          <text:list>
            <text:list-item>
              <text:p text:style-name="P26"><text:bookmark-start text:name="_Toc247179217"/>Périmètre du système<text:bookmark-end text:name="_Toc247179217"/></text:p>
            </text:list-item>
          </text:list>
        </text:list-item>
      </text:list>
      <text:p text:style-name="P3">A la création d’un tournoi, l’application se chargera de générer des équipes équilibrées à partir de la liste des participants, en se basant sur les tournois précédemment joués : ces équipes seront toutes réunis dans une seule et unique poule.</text:p>
      <text:p text:style-name="P3">L’application prendra ainsi en charge de stocker les informations relatives à l’historique des tournois (centralisées et locales).</text:p>
      <text:p text:style-name="P3">Il sera possible de récupérer l’URL d’un tournoi afin de le partager avec d’autres utilisateurs. Cependant, le canal de communication pour partager les URL de tournois sera externe à l’application.</text:p>
      <text:p text:style-name="P3">L’application prendra en charge de définir l’ordre des matchs à jouer pendant la phase de poule, notamment pour éviter qu’une équipe joue trop de fois d’affilé, sans pour autant obliger les participants à suivre cet ordre</text:p>
      <text:p text:style-name="P3"><text:soft-page-break/>Pendant le déroulement d’un match, les utilisateurs seront libres de modifier les scores à leur bon vouloir : l’application ne se sera responsable ni de vérifier l’honnêteté d’un joueur, ni de vérifier si un but « réel » a bien été marqué.</text:p>
      <text:p text:style-name="P5">Les participants ont 5 minutes pour terminer un match et déterminer les vainqueurs, auquel cas l’application se chargera de clôturer lui même le match.</text:p>
      <text:p text:style-name="P3">Une fois les matchs de poules terminés, l’application se chargera de déterminer l’arbre final, composé des deux demi-finales, et la finale en conséquence.</text:p>
      <text:p text:style-name="P3">L’application se chargera de définir le nombre de points gagnés selon l’issu d’un match de poule.</text:p>
      <text:p text:style-name="P3">Elle se chargera aussi de définir les 4 vainqueurs à l’issu de la phase de poule, même en cas d’égalité.</text:p>
      <text:p text:style-name="P3">De plus, il sera possible de gérer un tournoi de babyfoot en mode déconnecté dans son intégralité (hormis la génération d’une URL de tournoi à la création, bien entendu). L’application se chargera de synchroniser automatiquement les données lors de la reconnexion.</text:p>
      <text:list xml:id="list194929803975388" text:continue-numbering="true" text:style-name="WWNum2">
        <text:list-item>
          <text:list>
            <text:list-item>
              <text:p text:style-name="P27"><text:bookmark-start text:name="_Toc247179218"/>Interactions entre le système à réaliser et l’organisation existante<text:bookmark-end text:name="_Toc247179218"/><text:bookmark-end text:name="_Toc245788812"/><text:bookmark-end text:name="_Toc246758688"/></text:p>
            </text:list-item>
          </text:list>
        </text:list-item>
      </text:list>
      <text:p text:style-name="P5">Lorsque qu’un ensemble de personnes souhaitent jouer un tournoi de babyfoot, l’un d’entre eux est désigné pour être l’arbitre : son rôle sera alors de créer un tournoi sur l’application.</text:p>
      <text:p text:style-name="P5">En mode connecté, l’arbitre est libre de récupérer à tout moment l’URL du tournoi afin de le communiquer aux autres joueurs sur un canal de communication externe à l’application. Tout utilisateur possédant l’URL peuvent ainsi accéder au tournoi (en mode connecté), en particulier les autres participants du tournoi.</text:p>
      <text:p text:style-name="P4"><text:span text:style-name="T17">Les participants peuvent lancer un match</text:span><text:span text:style-name="T18"> (et le mettre en pause ?)</text:span><text:span text:style-name="T17">, de sorte à lancer un décompte de 5 minutes.</text:span></text:p>
      <text:p text:style-name="P4"><text:span text:style-name="T17">Lorsqu’une équipe marque un but, tout participant </text:span><text:span text:style-name="T18">(ou seulement l’arbitre ?)</text:span><text:span text:style-name="T17"> </text:span><text:bookmark text:name="__DdeLink__4649_286391951"/><text:span text:style-name="T17">ayant accès au tournoi peut incrémenter les scores dans l’application, et les modifier s’il s’est trompé.</text:span></text:p>
      <text:p text:style-name="P5">A l’issu d’un match, celui-ci doit être validé dans l’application, même s’il s’est terminé par limite de temps.</text:p>
      <text:p text:style-name="P4"><text:soft-page-break/><text:span text:style-name="T17">Chaque utilisateur doit pouvoir avoir accès à l’historique de tous les tournois </text:span><text:span text:style-name="T18">(seulement le dernier tournoi ? Les N plus récents ? Tous ?) </text:span><text:span text:style-name="T17">auxquels il a déjà eu accès.</text:span></text:p>
      <text:list xml:id="list194929512189655" text:continue-numbering="true" text:style-name="WWNum2">
        <text:list-item>
          <text:p text:style-name="P25"><text:bookmark-start text:name="_Toc247179219"/><text:bookmark-start text:name="_Toc245788813"/><text:bookmark-start text:name="_Toc246758689"/><text:span text:style-name="TA_20_Titre_20_doc"><text:span text:style-name="T15">Définition du système à réaliser</text:span></text:span><text:bookmark-end text:name="_Toc247179219"/><text:bookmark-end text:name="_Toc245788813"/><text:bookmark-end text:name="_Toc246758689"/></text:p>
          <text:list>
            <text:list-item>
              <text:p text:style-name="P26"><text:bookmark-start text:name="_Toc247179220"/><text:bookmark-start text:name="_Toc245788814"/><text:bookmark-start text:name="_Toc246758690"/>Architecture fonctionnelle du système<text:bookmark-end text:name="_Toc247179220"/><text:bookmark-end text:name="_Toc245788814"/><text:bookmark-end text:name="_Toc246758690"/></text:p>
            </text:list-item>
            <text:list-item>
              <text:p text:style-name="P26"><text:bookmark-start text:name="_Toc247179221"/><text:bookmark-start text:name="_Toc245788815"/><text:bookmark-start text:name="_Toc246758691"/>Sous systèmes<text:bookmark-end text:name="_Toc247179221"/><text:bookmark-end text:name="_Toc245788815"/><text:bookmark-end text:name="_Toc246758691"/></text:p>
            </text:list-item>
            <text:list-item>
              <text:p text:style-name="P26"><text:bookmark-start text:name="_Toc247179222"/>Interactions entre cas d’utilisations<text:bookmark-end text:name="_Toc247179222"/></text:p>
            </text:list-item>
          </text:list>
        </text:list-item>
        <text:list-item>
          <text:p text:style-name="P25"><text:bookmark-start text:name="_Toc247179223"/><text:span text:style-name="TA_20_Titre_20_doc"><text:span text:style-name="T15">Gestion des Contraintes</text:span></text:span><text:bookmark-end text:name="_Toc247179223"/></text:p>
          <text:list>
            <text:list-item>
              <text:p text:style-name="P26"><text:bookmark-start text:name="_Toc247179224"/><text:bookmark-start text:name="_Toc245788819"/><text:bookmark-start text:name="_Toc246758695"/>Les types de contraintes<text:bookmark-end text:name="_Toc247179224"/><text:bookmark-end text:name="_Toc245788819"/><text:bookmark-end text:name="_Toc246758695"/></text:p>
              <text:list>
                <text:list-item>
                  <text:p text:style-name="P28"><text:bookmark-start text:name="_Toc247179225"/><text:bookmark-start text:name="_Toc211425182"/><text:bookmark-start text:name="_Toc245788820"/><text:bookmark-start text:name="_Toc246758696"/>Fonctionnelles<text:bookmark-end text:name="_Toc247179225"/><text:bookmark-end text:name="_Toc211425182"/><text:bookmark-end text:name="_Toc245788820"/><text:bookmark-end text:name="_Toc246758696"/></text:p>
                </text:list-item>
                <text:list-item>
                  <text:p text:style-name="P25"><text:bookmark-start text:name="_Toc211425183"/><text:bookmark-start text:name="_Toc245788821"/><text:bookmark-start text:name="_Toc246758697"/><text:bookmark-start text:name="_Toc247179226"/><text:span text:style-name="T18">Performances</text:span><text:bookmark-end text:name="_Toc211425183"/><text:span text:style-name="T18"> et Planning</text:span><text:bookmark-end text:name="_Toc245788821"/><text:bookmark-end text:name="_Toc246758697"/><text:bookmark-end text:name="_Toc247179226"/></text:p>
                </text:list-item>
                <text:list-item>
                  <text:p text:style-name="P28"><text:bookmark-start text:name="_Toc247179227"/><text:bookmark-start text:name="_Toc245788822"/><text:bookmark-start text:name="_Toc246758698"/>Ressources<text:bookmark-end text:name="_Toc247179227"/><text:bookmark-end text:name="_Toc245788822"/><text:bookmark-end text:name="_Toc246758698"/></text:p>
                </text:list-item>
                <text:list-item>
                  <text:p text:style-name="P28"><text:bookmark-start text:name="_Toc247179228"/><text:bookmark-start text:name="_Toc245788823"/><text:bookmark-start text:name="_Toc246758699"/>Techniques<text:bookmark-end text:name="_Toc247179228"/><text:bookmark-end text:name="_Toc245788823"/><text:bookmark-end text:name="_Toc246758699"/></text:p>
                </text:list-item>
                <text:list-item>
                  <text:p text:style-name="P28"><text:bookmark-start text:name="_Toc247179229"/><text:bookmark-start text:name="_Toc246758700"/>Procédure de mise en exploitation du nouveau système<text:bookmark-end text:name="_Toc247179229"/><text:bookmark-end text:name="_Toc246758700"/></text:p>
                </text:list-item>
              </text:list>
            </text:list-item>
            <text:list-item>
              <text:p text:style-name="P26"><text:bookmark-start text:name="_Toc247179230"/><text:bookmark-start text:name="_Toc211425184"/><text:bookmark-start text:name="_Toc245788824"/><text:bookmark-start text:name="_Toc246758701"/>Analyse des risques<text:bookmark-end text:name="_Toc247179230"/><text:bookmark-end text:name="_Toc211425184"/><text:bookmark-end text:name="_Toc245788824"/><text:bookmark-end text:name="_Toc246758701"/></text:p>
              <text:list>
                <text:list-item>
                  <text:p text:style-name="P28"><text:bookmark-start text:name="_Toc247179231"/>Risques liés aux contraintes fonctionnelles<text:bookmark-end text:name="_Toc247179231"/></text:p>
                </text:list-item>
                <text:list-item>
                  <text:p text:style-name="P28"><text:bookmark-start text:name="_Toc247179232"/>Risques liés aux performances<text:bookmark-end text:name="_Toc247179232"/></text:p>
                </text:list-item>
                <text:list-item>
                  <text:p text:style-name="P28"><text:bookmark-start text:name="_Toc247179233"/>Risques liés aux ressources<text:bookmark-end text:name="_Toc247179233"/></text:p>
                </text:list-item>
                <text:list-item>
                  <text:p text:style-name="P28"><text:bookmark-start text:name="_Toc246758702"/><text:bookmark-start text:name="_Toc247179234"/><text:bookmark-start text:name="_Toc245788825"/>Risques liés aux contraintes techniques<text:bookmark-end text:name="_Toc246758702"/><text:bookmark-end text:name="_Toc247179234"/><text:bookmark-end text:name="_Toc245788825"/></text:p>
                </text:list-item>
                <text:list-item>
                  <text:p text:style-name="P28"><text:bookmark-start text:name="_Toc247179235"/>Risques liés aux procédures<text:bookmark-end text:name="_Toc247179235"/></text:p>
                </text:list-item>
              </text:list>
            </text:list-item>
            <text:list-item>
              <text:p text:style-name="P26"><text:bookmark-start text:name="_Toc247179236"/>Prototypage<text:bookmark-end text:name="_Toc247179236"/></text:p>
            </text:list-item>
          </text:list>
        </text:list-item>
        <text:list-item>
          <text:p text:style-name="P25"><text:bookmark-start text:name="_Toc247179237"/><text:span text:style-name="TA_20_Titre_20_doc"><text:span text:style-name="T15">Planificatio</text:span></text:span><text:bookmark-end text:name="_Toc247179237"/><text:span text:style-name="TA_20_Titre_20_doc"><text:span text:style-name="T15">n</text:span></text:span></text:p>
          <text:list>
            <text:list-item>
              <text:p text:style-name="P25"><text:bookmark-start text:name="_Toc211425187"/><text:bookmark-start text:name="_Toc245788832"/><text:bookmark-start text:name="_Toc246758709"/><text:bookmark-start text:name="_Toc247179238"/><text:span text:style-name="T16">WBS</text:span><text:bookmark-end text:name="_Toc211425187"/><text:span text:style-name="T16"> (Work Breakdown Structure)</text:span><text:bookmark-end text:name="_Toc245788832"/><text:bookmark-end text:name="_Toc246758709"/><text:bookmark-end text:name="_Toc247179238"/></text:p>
            </text:list-item>
            <text:list-item>
              <text:p text:style-name="P26"><text:bookmark-start text:name="_Toc247179239"/><text:bookmark-start text:name="_Toc245788833"/><text:bookmark-start text:name="_Toc246758710"/><text:soft-page-break/>PERT<text:bookmark-end text:name="_Toc247179239"/><text:bookmark-end text:name="_Toc245788833"/><text:bookmark-end text:name="_Toc246758710"/></text:p>
            </text:list-item>
            <text:list-item>
              <text:p text:style-name="P26"><text:bookmark-start text:name="_Toc247179240"/><text:bookmark-start text:name="_Toc245788834"/><text:bookmark-start text:name="_Toc246758711"/>GANTT<text:bookmark-end text:name="_Toc247179240"/><text:bookmark-end text:name="_Toc245788834"/><text:bookmark-end text:name="_Toc246758711"/></text:p>
            </text:list-item>
          </text:list>
        </text:list-item>
        <text:list-item>
          <text:p text:style-name="P25"><text:bookmark-start text:name="_Toc247179241"/><text:bookmark-start text:name="_Toc245788835"/><text:bookmark-start text:name="_Toc246758712"/><text:span text:style-name="TA_20_Titre_20_doc"><text:span text:style-name="T15">Annexes</text:span></text:span><text:bookmark-end text:name="_Toc247179241"/><text:bookmark-end text:name="_Toc245788835"/><text:bookmark-end text:name="_Toc246758712"/></text:p>
          <text:list>
            <text:list-item>
              <text:p text:style-name="P26"><text:bookmark-start text:name="_Toc247179242"/><text:bookmark-start text:name="_Toc245788836"/><text:bookmark-start text:name="_Toc246758713"/>Lexique<text:bookmark-end text:name="_Toc247179242"/><text:bookmark-end text:name="_Toc245788836"/><text:bookmark-end text:name="_Toc246758713"/></text:p>
            </text:list-item>
            <text:list-item>
              <text:p text:style-name="P26"><text:bookmark-start text:name="_Toc247179243"/><text:bookmark-start text:name="_Toc245788837"/><text:bookmark-start text:name="_Toc246758714"/>Bibliographie<text:bookmark-end text:name="_Toc247179243"/><text:bookmark-end text:name="_Toc245788837"/><text:bookmark-end text:name="_Toc246758714"/></text:p>
            </text:list-item>
          </text:list>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1"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847cm" fo:margin-bottom="0.353cm" loext:contextual-spacing="false" fo:keep-together="always" fo:keep-with-next="always"/>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paragraph-properties fo:margin-left="6.9cm" fo:margin-right="0cm" fo:text-indent="-1.905cm" style:auto-text-indent="false"/>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5"><draw:image xlink:href="Pictures/1000000000000210000000868CABC5E994E5C60B.jpg" xlink:type="simple" xlink:show="embed" xlink:actuate="onLoad" loext:mime-type="image/jpeg"/></draw:frame><draw:frame draw:style-name="Mfr1" draw:name="Image2" text:anchor-type="char" svg:x="-1.96cm" svg:y="-0.826cm" svg:width="4.955cm" svg:height="2.007cm" draw:z-index="11"><draw:image xlink:href="Pictures/10000000000001610000008FDFBD5D1D5CF9F627.png" xlink:type="simple" xlink:show="embed" xlink:actuate="onLoad" loext:mime-type="image/png"/></draw:frame></text:p>
      </style:header>
      <style:footer>
        <text:p text:style-name="MP1"><text:page-number text:select-page="current">6</text:page-number></text:p>
        <text:p text:style-name="Footer">STB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19-10-11T19:40:13.524000000</meta:print-date>
    <dc:date>2019-10-11T19:49:28.228000000</dc:date>
    <meta:editing-cycles>166</meta:editing-cycles>
    <dc:subject>&lt;Titre du document&gt;</dc:subject>
    <dc:title>&lt;Titre&gt;</dc:title>
    <meta:editing-duration>PT11H10M21S</meta:editing-duration>
    <meta:generator>LibreOffice/6.2.4.2$Windows_X86_64 LibreOffice_project/2412653d852ce75f65fbfa83fb7e7b669a126d64</meta:generator>
    <meta:document-statistic meta:table-count="2" meta:image-count="2" meta:object-count="0" meta:page-count="6" meta:paragraph-count="107" meta:word-count="920" meta:character-count="5890" meta:non-whitespace-character-count="5083"/>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